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2" table:visibility="collapse" table:number-columns-repeated="1018" table:default-cell-style-name="ce7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0" office:value-type="string" calcext:value-type="string">
            <text:p>ANTENNA_1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0" office:value-type="string" calcext:value-type="string">
            <text:p>ANTENNA_2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OSI</text:p>
          </table:table-cell>
          <table:table-cell table:style-name="ce9" office:value-type="string" calcext:value-type="string">
            <text:p>JP1/1</text:p>
          </table:table-cell>
          <table:table-cell table:style-name="ce21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ISO</text:p>
          </table:table-cell>
          <table:table-cell table:style-name="ce9" office:value-type="string" calcext:value-type="string">
            <text:p>JP1/2</text:p>
          </table:table-cell>
          <table:table-cell table:style-name="ce21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1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LK</text:p>
          </table:table-cell>
          <table:table-cell table:style-name="ce9" office:value-type="string" calcext:value-type="string">
            <text:p>JP1/3</text:p>
          </table:table-cell>
          <table:table-cell table:style-name="ce21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S</text:p>
          </table:table-cell>
          <table:table-cell table:style-name="ce9" office:value-type="string" calcext:value-type="string">
            <text:p>JP1/4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8" office:value-type="string" calcext:value-type="string">
            <text:p>-</text:p>
          </table:table-cell>
          <table:table-cell table:style-name="ce10"/>
          <table:table-cell table:style-name="ce24"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1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M1_DIR_2</text:p>
          </table:table-cell>
          <table:table-cell table:style-name="ce24"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1_STBY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DIR_2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Default"/>
          <table:table-cell table:style-name="ce19" office:value-type="string" calcext:value-type="string">
            <text:p>-</text:p>
          </table:table-cell>
          <table:table-cell table:style-name="ce9" office:value-type="string" calcext:value-type="string">
            <text:p>USER LED</text:p>
          </table:table-cell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07:27:02.745220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5-29T09:36:36.816609397</dc:date>
    <meta:editing-duration>P1DT12H57M49S</meta:editing-duration>
    <meta:editing-cycles>16</meta:editing-cycles>
    <meta:generator>LibreOffice/5.1.6.2$Linux_X86_64 LibreOffice_project/07ac168c60a517dba0f0d7bc7540f5afa45f0909</meta:generator>
    <meta:document-statistic meta:table-count="1" meta:cell-count="133" meta:object-count="0"/>
  </office:meta>
</office:document-meta>
</file>